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2E0A55AAC9CD20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099cm, 3.516cm, 7.132cm, 4.9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3cm" svg:height="22.1cm" svg:x="0.892cm" svg:y="2.591cm">
          <draw:image xlink:href="Pictures/10000000000005E8000007E082E0A55AAC9CD20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4:53.609807078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